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14F6099B1881BD4F3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5181in" svg:y="1.411in" svg:width="10.8in" svg:height="3.6165in" draw:z-index="0"><draw:image xlink:href="Pictures/10000201000003E80000014F6099B1881BD4F3C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10:41:25.542134547</meta:creation-date>
    <dc:date>2021-01-14T10:43:03.322953743</dc:date>
    <meta:editing-duration>PT1M3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